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Arial" style:font-family-asian="Arial" style:font-family-complex="Arial" fo:background-color="transparent" fo:color="#00617e"/>
    </style:style>
    <style:style style:name="T2" style:family="text">
      <style:text-properties fo:font-size="15.00pt" fo:font-weight="bold" fo:font-family="Arial" style:font-family-asian="Arial" style:font-family-complex="Arial" fo:background-color="transparent" fo:color="#00617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57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58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1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3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5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5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18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1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0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0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1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 fo:font-style="italic"/>
    </style:style>
    <style:style style:name="T23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46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47" style:family="text">
      <style:text-properties fo:font-size="10.00pt" fo:font-weight="bold" fo:font-family="Arial" style:font-family-asian="Arial" style:font-family-complex="Arial" fo:background-color="transparent" fo:color="#00617e" fo:font-style="italic"/>
    </style:style>
    <style:style style:name="T2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64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69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73" style:family="text">
      <style:text-properties fo:font-size="10.00pt" fo:font-weight="bold" fo:font-family="Arial" style:font-family-asian="Arial" style:font-family-complex="Arial" fo:background-color="transparent" fo:color="#aeb5bd"/>
    </style:style>
    <style:style style:name="T2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50.00%" fo:text-align="justify" fo:margin-top="17.00pt"/>
    </style:style>
    <style:style style:name="P2" style:family="paragraph">
      <style:paragraph-properties fo:line-height="150.00%" fo:text-align="justify" fo:margin-left="0.00pt" fo:text-indent="18.15pt" fo:margin-top="5.65pt" fo:margin-bottom="5.65pt"/>
    </style:style>
    <style:style style:name="P3" style:family="paragraph">
      <style:paragraph-properties fo:line-height="150.00%" fo:text-align="justify" fo:margin-top="17.00pt"/>
    </style:style>
    <style:style style:name="P4" style:family="paragraph">
      <style:paragraph-properties fo:line-height="100.00%" fo:text-align="left">
        <style:tab-stops>
          <style:tab-stop style:position="56.70pt"/>
        </style:tab-stops>
      </style:paragraph-properties>
    </style:style>
    <style:style style:name="P5" style:family="paragraph">
      <style:paragraph-properties fo:line-height="150.00%" fo:text-align="justify" fo:margin-top="17.00pt"/>
    </style:style>
    <style:style style:name="P6" style:family="paragraph">
      <style:paragraph-properties fo:line-height="100.00%" fo:text-align="justify" fo:margin-left="0.00pt" fo:text-indent="18.15pt" fo:margin-top="5.65pt" fo:margin-bottom="5.65pt"/>
    </style:style>
    <style:style style:name="P7" style:family="paragraph">
      <style:paragraph-properties fo:line-height="150.00%" fo:text-align="justify" fo:margin-left="0.00pt" fo:text-indent="18.15pt" fo:margin-top="5.65pt" fo:margin-bottom="5.65pt"/>
    </style:style>
    <style:style style:name="P8" style:family="paragraph">
      <style:paragraph-properties fo:line-height="100.00%" fo:text-align="center" fo:margin-top="5.65pt" fo:margin-bottom="5.65pt"/>
    </style:style>
    <style:style style:name="P9" style:family="paragraph">
      <style:paragraph-properties fo:line-height="100.00%" fo:text-align="left" fo:margin-left="0.00pt" fo:text-indent="18.15pt" fo:margin-top="5.65pt" fo:margin-bottom="5.65pt"/>
    </style:style>
    <style:style style:name="P10" style:family="paragraph">
      <style:paragraph-properties fo:line-height="150.00%" fo:text-align="justify" fo:margin-left="0.00pt" fo:text-indent="18.15pt" fo:margin-top="5.65pt" fo:margin-bottom="5.65pt"/>
    </style:style>
    <style:style style:name="P11" style:family="paragraph">
      <style:paragraph-properties fo:line-height="100.00%" fo:text-align="center" fo:margin-left="0.00pt" fo:text-indent="18.15pt" fo:margin-top="5.65pt" fo:margin-bottom="5.65pt"/>
    </style:style>
    <style:style style:name="P12" style:family="paragraph">
      <style:paragraph-properties fo:line-height="150.00%" fo:text-align="justify" fo:margin-left="0.00pt" fo:text-indent="18.15pt" fo:margin-top="5.65pt" fo:margin-bottom="5.65pt"/>
    </style:style>
    <style:style style:name="P13" style:family="paragraph">
      <style:paragraph-properties fo:line-height="150.00%" fo:text-align="justify" fo:margin-top="17.00pt"/>
    </style:style>
    <style:style style:name="P14" style:family="paragraph">
      <style:paragraph-properties fo:line-height="150.00%" fo:text-align="justify" fo:margin-left="0.00pt" fo:text-indent="18.15pt" fo:margin-top="5.65pt" fo:margin-bottom="5.65pt"/>
    </style:style>
    <style:style style:name="P15" style:family="paragraph">
      <style:paragraph-properties fo:line-height="100.00%" fo:text-align="center" fo:margin-top="5.65pt" fo:margin-bottom="5.65pt"/>
    </style:style>
    <style:style style:name="P16" style:family="paragraph">
      <style:paragraph-properties fo:line-height="150.00%" fo:text-align="justify" fo:margin-top="17.00pt"/>
    </style:style>
    <style:style style:name="P17" style:family="paragraph">
      <style:paragraph-properties fo:line-height="150.00%" fo:text-align="justify" fo:margin-left="0.00pt" fo:text-indent="18.15pt" fo:margin-top="5.65pt" fo:margin-bottom="5.65pt"/>
    </style:style>
    <style:style style:name="P18" style:family="paragraph">
      <style:paragraph-properties fo:line-height="100.00%" fo:text-align="justify" fo:margin-top="17.00pt"/>
    </style:style>
    <style:style style:name="P19" style:family="paragraph">
      <style:paragraph-properties fo:line-height="150.00%" fo:text-align="justify" fo:margin-left="0.00pt" fo:text-indent="18.15pt" fo:margin-top="5.65pt"/>
    </style:style>
    <text:list-style style:name="L20">
      <text:list-level-style-bullet text:level="1" text:bullet-char="•">
        <style:list-level-properties text:space-before="29.50pt" text:min-label-width="11.35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15pt" fo:text-indent="18.15pt" fo:margin-top="5.65pt" fo:margin-bottom="5.65pt"/>
    </style:style>
    <style:style style:name="P21" style:family="paragraph">
      <style:paragraph-properties fo:line-height="150.00%" fo:text-align="justify" fo:margin-top="17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50.00%" fo:text-align="left" fo:margin-top="5.65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50.00%" fo:text-align="left" fo:margin-top="5.65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50.00%" fo:text-align="left" fo:margin-top="5.65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 fo:margin-top="5.65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50.00%" fo:text-align="left" fo:margin-top="5.65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50.00%" fo:text-align="left" fo:margin-top="5.65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50.00%" fo:text-align="left" fo:margin-top="5.65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50.00%" fo:text-align="left" fo:margin-top="5.65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50.00%" fo:text-align="left" fo:margin-top="5.65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50.00%" fo:text-align="left" fo:margin-top="5.65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00pt" fo:text-indent="18.15pt" fo:margin-top="5.65pt" fo:margin-bottom="5.65pt"/>
    </style:style>
    <style:style style:name="P44" style:family="paragraph">
      <style:paragraph-properties fo:line-height="150.00%" fo:text-align="justify" fo:margin-top="17.00pt"/>
    </style:style>
    <style:style style:name="P45" style:family="paragraph">
      <style:paragraph-properties fo:line-height="150.00%" fo:text-align="left" fo:margin-top="5.65pt"/>
    </style:style>
    <style:style style:name="P46" style:family="paragraph">
      <style:paragraph-properties fo:line-height="150.00%" fo:text-align="justify" fo:margin-left="0.00pt" fo:text-indent="18.15pt" fo:margin-top="5.65pt"/>
    </style:style>
    <text:list-style style:name="L47">
      <text:list-level-style-bullet text:level="1" text:bullet-char="•">
        <style:list-level-properties text:space-before="29.50pt" text:min-label-width="11.35pt"/>
        <style:text-properties fo:font-family="Symbol"/>
      </text:list-level-style-bullet>
    </text:list-style>
    <style:style style:name="P47" style:family="paragraph">
      <style:paragraph-properties fo:line-height="100.00%" fo:text-align="justify" fo:margin-left="-18.15pt" fo:text-indent="18.15pt" fo:margin-top="5.65pt" fo:margin-bottom="5.65pt"/>
    </style:style>
    <style:style style:name="P48" style:family="paragraph">
      <style:paragraph-properties fo:line-height="100.00%" fo:text-align="justify" fo:margin-left="-6.80pt" fo:text-indent="18.15pt" fo:margin-top="5.65pt" fo:margin-bottom="5.65pt"/>
    </style:style>
    <style:style style:name="P49" style:family="paragraph">
      <style:paragraph-properties fo:line-height="100.00%" fo:text-align="justify" fo:margin-left="-6.80pt" fo:text-indent="5.70pt" fo:margin-top="5.65pt" fo:margin-bottom="5.65pt"/>
    </style:style>
    <style:style style:name="P50" style:family="paragraph">
      <style:paragraph-properties fo:line-height="150.00%" fo:text-align="justify" fo:margin-top="17.00pt"/>
    </style:style>
    <style:style style:name="P51" style:family="paragraph">
      <style:paragraph-properties fo:line-height="150.00%" fo:text-align="justify" fo:margin-left="0.00pt" fo:text-indent="18.15pt" fo:margin-top="5.65pt"/>
    </style:style>
    <text:list-style style:name="L52">
      <text:list-level-style-bullet text:level="1" text:bullet-char="•">
        <style:list-level-properties text:space-before="29.50pt" text:min-label-width="11.35pt"/>
        <style:text-properties fo:font-family="Symbol"/>
      </text:list-level-style-bullet>
    </text:list-style>
    <style:style style:name="P52" style:family="paragraph">
      <style:paragraph-properties fo:line-height="100.00%" fo:text-align="justify" fo:margin-left="-18.15pt" fo:text-indent="18.15pt" fo:margin-top="5.65pt" fo:margin-bottom="5.65pt"/>
    </style:style>
    <style:style style:name="P53" style:family="paragraph">
      <style:paragraph-properties fo:line-height="150.00%" fo:text-align="justify" fo:margin-top="17.00pt"/>
    </style:style>
    <style:style style:name="P54" style:family="paragraph">
      <style:paragraph-properties fo:line-height="150.00%" fo:text-align="justify" fo:margin-left="0.00pt" fo:text-indent="18.15pt" fo:margin-top="5.65pt" fo:margin-bottom="5.65pt"/>
    </style:style>
    <style:style style:name="P55" style:family="paragraph">
      <style:paragraph-properties fo:line-height="150.00%" fo:text-align="justify" fo:margin-top="17.00pt"/>
    </style:style>
    <style:style style:name="P56" style:family="paragraph">
      <style:paragraph-properties fo:line-height="150.00%" fo:text-align="justify" fo:margin-left="0.00pt" fo:text-indent="18.15pt" fo:margin-top="5.65pt" fo:margin-bottom="5.65pt"/>
    </style:style>
    <style:style style:name="P57" style:family="paragraph">
      <style:paragraph-properties fo:line-height="150.00%" fo:text-align="justify" fo:margin-top="17.00pt"/>
    </style:style>
  </office:automatic-styles>
  <office:body>
    <office:text>
      <text:p text:style-name="P1"><text:span text:style-name="T1">Projekt DNSSEC rozší</text:span><text:span text:style-name="T2">ření pro Internet Explorer</text:span></text:p>
      <text:p text:style-name="P2"><text:span text:style-name="T3">Cílem toho projektu je vytvo</text:span><text:span text:style-name="T4">řit rozšíření pro prohlížeč Internet Explorer, který bude vizuálně informovat uživatele o bezpečnosti jeho připojení na základě protokolu DNSSEC. To umožní snáze identifikovat potenciální riziko podvrhu DNS záznamu při přístupu na internetové stránky a varovat uživatele. Rozšíření bude k dispozici pod svobodnou licencí.</text:span></text:p>
      <text:p text:style-name="P3"><text:span text:style-name="T5">Používáné zkratky</text:span></text:p>
      <text:p text:style-name="P4"><text:span text:style-name="T6">DNS<text:tab/>Domain Name System</text:span></text:p>
      <text:p text:style-name="P4"><text:span text:style-name="T6">DNSSEC <text:tab/>DNS System Security Extensions</text:span></text:p>
      <text:p text:style-name="P4"><text:span text:style-name="T6">IE<text:tab/>Internet Explorer</text:span></text:p>
      <text:p text:style-name="P4"><text:span text:style-name="T6">C/C++<text:tab/>Jazyk C/C++</text:span></text:p>
      <text:p text:style-name="P4"><text:span text:style-name="T6">WinAPI<text:tab/>Jazyk pro tvorbu Win32 aplikací (C++)</text:span></text:p>
      <text:p text:style-name="P4"><text:span text:style-name="T6">OARC<text:tab/>Operations, Analysis and Research Center</text:span></text:p>
      <text:p text:style-name="P4"><text:span text:style-name="T6">ODVR<text:tab/>Open DNSSEC Validating Resolver</text:span></text:p>
      <text:p text:style-name="P5"><text:span text:style-name="T7">Specifikace</text:span></text:p>
      <text:p text:style-name="P5"><text:span text:style-name="T8">Grafické zpracování</text:span></text:p>
      <text:p text:style-name="P6"><draw:frame text:anchor-type="as-char" svg:width="137.85mm" svg:height="44.19mm" style:rel-width="scale" style:rel-height="scale"><draw:object-ole xlink:href="OleObj1"/><draw:image xlink:href="ObjectReplacements/OleObj1"/></draw:frame><text:span text:style-name="T9"/></text:p>
      <text:p text:style-name="P7"><text:span text:style-name="T10">Rozší</text:span><text:span text:style-name="T11">ření bude u webových stránek chráněných DNSSECem zobrazovat zelenou, oranžovou nebo červenou ikonku (tlačítko) klíče v závislosti na různých stavech připojení dle níže uvedeného stavového diagramu s doplňujícím textem. U nechráněných stránek se zobrazí šedá ikonka zobrazující nedefinovaný stav. Ikonka a text bude situována do samostatného flexibilního panelu nastrojů v oblasti pod zakladní nabídkou (menu) v prohližeči IE. Polohu panelu nástojů si uživatel bude moci nastavit sám podle vlastních potřeb. Po kliknutí na ikonku klíče se zobrazí podrobnější informace o stavu zabezpečení s příslušným logem DNSSECu. Výsledek bude vypadat přibližně takto:</text:span></text:p>
      <text:p text:style-name="P8"><draw:frame text:anchor-type="as-char" svg:width="152.40mm" svg:height="89.96mm" style:rel-width="scale" style:rel-height="scale"><draw:object-ole xlink:href="OleObj2"/><draw:image xlink:href="ObjectReplacements/OleObj2"/></draw:frame><text:span text:style-name="T12"/></text:p>
      <text:p text:style-name="P8"><text:span text:style-name="T12"/></text:p>
      <text:p text:style-name="P9"><text:span text:style-name="T12"/></text:p>
      <text:p text:style-name="P10"><text:span text:style-name="T13">K dispozici bude také okno s možnostmi nastavení rozší</text:span><text:span text:style-name="T14">ření, kde si uživatel bude moci přizpůsobit chování. Okno se bude aktivovat kliknutím na obrácený trojúhelníček za textem stavu validace v menu a bude vypadat přibližně takto:</text:span></text:p>
      <text:p text:style-name="P11"><draw:frame text:anchor-type="as-char" svg:width="84.40mm" svg:height="78.85mm" style:rel-width="scale" style:rel-height="scale"><draw:object-ole xlink:href="OleObj3"/><draw:image xlink:href="ObjectReplacements/OleObj3"/></draw:frame><text:span text:style-name="T15"/></text:p>
      <text:p text:style-name="P11"><text:span text:style-name="T15"/></text:p>
      <text:p text:style-name="P12"><text:span text:style-name="T16">Další sou</text:span><text:span text:style-name="T17">částí rozšíření bude nápověda, která bude popisovat všechny možné stavy (viz sekce<text:s/></text:span><text:span text:style-name="T18">Stavový diagram</text:span><text:span text:style-name="T19">), jak doplněk funguje, možnosti nastavení validátoru a případně další důležité informace. Stránka s nápovědou bude na veřejně přístupném webu. Po instalaci rozšíření a restartu prohlížeče se nápověda zobrazí v okně.</text:span></text:p>
      <text:p text:style-name="P13"><text:span text:style-name="T20">Diagram komponent</text:span></text:p>
      <text:p text:style-name="P14"><text:span text:style-name="T21">Tento diagram zachycuje kooperaci jednotlivých komponent systému. Plné<text:s/></text:span><text:span text:style-name="T22">čáry označují vazby, které nelze změnit vůbec nebo předpokládáme, že v případě možnosti změny je uživatel měnit nebude. Tečkované čáry značí vazby, u kterých má uživatel možnost volby (prostřednictvím voleb v okně nastavení doplňku, viz sekce<text:s/></text:span><text:span text:style-name="T23">Možnosti nastavení</text:span><text:span text:style-name="T24">).</text:span></text:p>
      <text:p text:style-name="P14"><text:span text:style-name="T25">Z diagramu plyne, že pro resolvování adresy budou použity dv</text:span><text:span text:style-name="T26">ě cesty. První je standardní, kterou používá jádro prohlížeče za pomocí systémového stub resolveru. Doplněk použije cestu vlastní, bude se tedy přímo dotazovat DNS resolveru uživatele/poskytovatele nebo resolveru volitelného (CZ.NICu, OARCu, apod.). Na základě výsledku resolvingu jádra prohlížeče a doplňku budou získané IP adresy porovnány a následně zobrazen příslušný stav (viz sekce<text:s/></text:span><text:span text:style-name="T27">Stavový diagram</text:span><text:span text:style-name="T28">).</text:span></text:p>
      <text:p text:style-name="P15"><draw:frame text:anchor-type="as-char" svg:width="118.27mm" svg:height="73.55mm" style:rel-width="scale" style:rel-height="scale"><draw:object-ole xlink:href="OleObj4"/><draw:image xlink:href="ObjectReplacements/OleObj4"/></draw:frame><text:span text:style-name="T29"/></text:p>
      <text:p text:style-name="P16"><text:span text:style-name="T30">Stavový diagram</text:span></text:p>
      <text:p text:style-name="P17"><text:span text:style-name="T31">Níže uvedený stavový diagram popisuje logiku stav</text:span><text:span text:style-name="T32">ů rozšíření. Každý stav bude reprezentován barevnou ikonkou ve formě klíče, barevným logem s nápisem „DNSSEC“ a informačním textem specifickým pro daný stav.</text:span></text:p>
      <text:p text:style-name="P18"><draw:frame text:anchor-type="as-char" svg:width="146.58mm" svg:height="197.91mm" style:rel-width="scale" style:rel-height="scale"><draw:object-ole xlink:href="OleObj5"/><draw:image xlink:href="ObjectReplacements/OleObj5"/></draw:frame><text:span text:style-name="T33"/></text:p>
      <text:p text:style-name="P19"><text:span text:style-name="T33"/></text:p>
      <text:p text:style-name="P19"><text:span text:style-name="T34">Diagram pokrývá následující stavy:</text:span></text:p>
      <text:list text:style-name="L20">
        <text:list-item>
          <text:p text:style-name="P20"><text:span text:style-name="T34">Stav chybový – nepoda</text:span><text:span text:style-name="T35">řilo se připojit k validujícímu resolveru nebo chyba DNSSEC</text:span></text:p>
        </text:list-item>
        <text:list-item>
          <text:p text:style-name="P20"><text:span text:style-name="T36">Stav 0 – doménové jméno i spojení je DNSSECem<text:s/></text:span><text:span text:style-name="T37">řádně zabezpečeno</text:span></text:p>
        </text:list-item>
        <text:list-item>
          <text:p text:style-name="P20"><text:span text:style-name="T38">Stav 1 – spojení je DNSSECem<text:s/></text:span><text:span text:style-name="T39">řádně zabezpečeno, ovšem doménové jméno neexistuje</text:span></text:p>
        </text:list-item>
        <text:list-item>
          <text:p text:style-name="P20"><text:span text:style-name="T40">Stav 2 – doménové jméno i spojení je zabezpe</text:span><text:span text:style-name="T41">čeno, ale záznam má neplatný podpis</text:span></text:p>
        </text:list-item>
        <text:list-item>
          <text:p text:style-name="P20"><text:span text:style-name="T42">Stav 3 – doménové jméno má platný podpis, ovšem nelze vytvo</text:span><text:span text:style-name="T43">řit řetězec důvěry</text:span></text:p>
        </text:list-item>
        <text:list-item>
          <text:p text:style-name="P20"><text:span text:style-name="T44">Stav 4 – nelze vytvo</text:span><text:span text:style-name="T45">řit řetězec důvěry, ani podpis doménového jména není platný</text:span></text:p>
        </text:list-item>
        <text:list-item>
          <text:p text:style-name="P20"><text:span text:style-name="T46">Stav 5 – doménové jméno není DNSSECem zabezpe</text:span><text:span text:style-name="T47">čeno</text:span></text:p>
        </text:list-item>
        <text:list-item>
          <text:p text:style-name="P20"><text:span text:style-name="T48">Stav 6 – stav zabezpe</text:span><text:span text:style-name="T49">čení je neznámý</text:span></text:p>
        </text:list-item>
        <text:list-item>
          <text:p text:style-name="P20"><text:span text:style-name="T50">Stav 7 – neexistující doménové jméno je ov</text:span><text:span text:style-name="T51">ěřeno, ovšem nelze vytvořit řetězec důvěry</text:span></text:p>
        </text:list-item>
        <text:list-item>
          <text:p text:style-name="P20"><text:span text:style-name="T52">Stav 8 – nelze vytvo</text:span><text:span text:style-name="T53">řit řetězec důvěry, ani ověření neproběhlo úspěšně</text:span></text:p>
        </text:list-item>
        <text:list-item>
          <text:p text:style-name="P20"><text:span text:style-name="T54">Stav 9 – IP adresa (adresy) rozpoznaná rozší</text:span><text:span text:style-name="T55">řením pro dané doménové jméno je odišná od IP adresy (adres) rozpoznané prohlížečem</text:span></text:p>
        </text:list-item>
      </text:list>
      <text:p text:style-name="P21"><text:span text:style-name="T56">Informa</text:span><text:span text:style-name="T57">ční texty</text:span></text:p>
      <text:p text:style-name="P22"><text:span text:style-name="T58">Stav chybový</text:span></text:p>
      <text:p text:style-name="P22"><text:span text:style-name="T59"/></text:p>
      <text:p text:style-name="P22"><text:span text:style-name="T60">Barva ikonky, loga:</text:span><text:span text:style-name="T61"><text:s/>šedá s<text:s/></text:span><text:span text:style-name="T62">černým otazníkem, šedá</text:span></text:p>
      <text:p text:style-name="P22"><text:span text:style-name="T63">Nadpis:</text:span><text:span text:style-name="T64"><text:s/>Stav DNSSEC neznámý</text:span></text:p>
      <text:p text:style-name="P22"><text:span text:style-name="T65">Informace o domén</text:span><text:span text:style-name="T66">ě:</text:span><text:span text:style-name="T67"><text:s/>Zabezpečení domény<text:s/></text:span><text:a xlink:href="http://www.example.cz/"><text:span text:style-name="T69">www.example.cz</text:span></text:a><text:span text:style-name="T70"><text:s/>pomocí technologie DNSSEC nelze ove</text:span><text:span text:style-name="T71">řit.</text:span></text:p>
      <text:p text:style-name="P22"><text:span text:style-name="T72">Dopl</text:span><text:span text:style-name="T73">ňující text:</text:span><text:span text:style-name="T74"><text:s/>Při zjišťování stavu zabezpečení technologií DNSSEC došlo pravděpodobně<text:s text:c="2"/>k chybě. Ta může být zapříčiněna buď výpadkem spojení ke vzdálenému serveru nebo nastavená IP adresa validujícího resolveru není platnou adresou serveru pro překlad doménového jména. </text:span></text:p>
      <text:p text:style-name="P23"><text:span text:style-name="T75">Stav 0</text:span></text:p>
      <text:p text:style-name="P24"><text:span text:style-name="T76">Barva ikonky, loga:</text:span><text:span text:style-name="T77"><text:s/>zelená, zelená</text:span></text:p>
      <text:p text:style-name="P24"><text:span text:style-name="T78">Nadpis:</text:span><text:span text:style-name="T79"><text:s/>Zabezpe</text:span><text:span text:style-name="T80">čeno DNSSEC</text:span></text:p>
      <text:p text:style-name="P24"><text:span text:style-name="T81">Informace o domén</text:span><text:span text:style-name="T82">ě:</text:span><text:span text:style-name="T83"><text:s/>Doménové jméno<text:s/></text:span><text:a xlink:href="http://www.example.cz/"><text:span text:style-name="T85">www.example.cz</text:span></text:a><text:span text:style-name="T86"><text:s/>je zabezpe</text:span><text:span text:style-name="T87">čeno technologií DNSSEC.</text:span></text:p>
      <text:p text:style-name="P24"><text:span text:style-name="T88">Dopl</text:span><text:span text:style-name="T89">ňující text:</text:span><text:span text:style-name="T90"><text:s/>Váš počítač je při přístupu ke vzdálenému serveru řádně zabezpečen technologií DNSSEC a proto jste ochráněni proti podvržení doménového jména.</text:span></text:p>
      <text:p text:style-name="P25"><text:span text:style-name="T91">Stav 1</text:span></text:p>
      <text:p text:style-name="P26"><text:span text:style-name="T92">Barva ikonky, loga:</text:span><text:span text:style-name="T93"><text:s/>zelená, zelená</text:span></text:p>
      <text:p text:style-name="P26"><text:span text:style-name="T94">Nadpis:</text:span><text:span text:style-name="T95"><text:s/>Zabezpe</text:span><text:span text:style-name="T96">čeno DNSSEC</text:span></text:p>
      <text:p text:style-name="P26"><text:span text:style-name="T97">Informace o domén</text:span><text:span text:style-name="T98">ě:</text:span><text:span text:style-name="T99"><text:s/>Neexistující doménové jméno<text:s/></text:span><text:a xlink:href="http://www.example.cz/"><text:span text:style-name="T101">www.example.cz</text:span></text:a><text:span text:style-name="T102"><text:s/>je zabezpe</text:span><text:span text:style-name="T103">čeno technologií DNSSEC.</text:span></text:p>
      <text:p text:style-name="P26"><text:span text:style-name="T104">Dopl</text:span><text:span text:style-name="T105">ňující text:</text:span><text:span text:style-name="T106"><text:s/>Váš počítač je při přístupu ke vzdálenému serveru řádně zabezpečen technologií DNSSEC a proto jste ochráněni proti podvržení neexistujícího doménového jména.</text:span></text:p>
      <text:p text:style-name="P27"><text:span text:style-name="T107">Stav 2</text:span></text:p>
      <text:p text:style-name="P28"><text:span text:style-name="T108">Barva ikonky, loga:</text:span><text:span text:style-name="T109"><text:s/></text:span><text:span text:style-name="T110">červená, červená</text:span></text:p>
      <text:p text:style-name="P28"><text:span text:style-name="T111">Nadpis:</text:span><text:span text:style-name="T112"><text:s/>Zabezpe</text:span><text:span text:style-name="T113">čeno DNSSEC</text:span></text:p>
      <text:p text:style-name="P28"><text:span text:style-name="T114">Informace o domén</text:span><text:span text:style-name="T115">ě:</text:span><text:span text:style-name="T116"><text:s/>Doménové jméno<text:s/></text:span><text:a xlink:href="http://www.example.cz/"><text:span text:style-name="T118">www.example.cz</text:span></text:a><text:span text:style-name="T119"><text:s/>je zabezpe</text:span><text:span text:style-name="T120">čeno technologií DNSSEC.</text:span></text:p>
      <text:p text:style-name="P28"><text:span text:style-name="T121">Dopl</text:span><text:span text:style-name="T122">ňující text:</text:span><text:span text:style-name="T123"><text:s/>Váš počítač při přístupu ke vzdálenému serveru je řádně zabezpečen technologií DNSSEC, avšak byl odhalen neplatný podpis doménového jména. To může signalizovat podvržení jména útočníkem a proto nebyla cílová stránka zobrazena!</text:span></text:p>
      <text:p text:style-name="P29"><text:span text:style-name="T124">Stav 3</text:span></text:p>
      <text:p text:style-name="P30"><text:span text:style-name="T125">Barva ikonky, loga:</text:span><text:span text:style-name="T126"><text:s/>oranžová, oranžová</text:span></text:p>
      <text:p text:style-name="P30"><text:span text:style-name="T127">Nadpis:</text:span><text:span text:style-name="T128"><text:s/>Nezabezpe</text:span><text:span text:style-name="T129">čeno DNSSEC</text:span></text:p>
      <text:p text:style-name="P30"><text:span text:style-name="T130">Informace o domén</text:span><text:span text:style-name="T131">ě:</text:span><text:span text:style-name="T132"><text:s/>Doménové jméno<text:s/></text:span><text:a xlink:href="http://www.example.cz/"><text:span text:style-name="T134">www.example.cz</text:span></text:a><text:span text:style-name="T135"><text:s/>je zabezpe</text:span><text:span text:style-name="T136">čeno technologií DNSSEC.</text:span></text:p>
      <text:p text:style-name="P30"><text:span text:style-name="T137">Dopl</text:span><text:span text:style-name="T138">ňující text:</text:span><text:span text:style-name="T139"><text:s/>Váš počítač ovšem při přístupu ke vzdálenému serveru není zabezpečen technologií DNSSEC. Proto nelze vytvořit řetězec důvěry a může se Vám stát, že doménové jméno bude podvrženo!</text:span></text:p>
      <text:p text:style-name="P31"><text:span text:style-name="T140">Stav 4</text:span></text:p>
      <text:p text:style-name="P32"><text:span text:style-name="T141">Barva ikonky, loga:</text:span><text:span text:style-name="T142"><text:s/></text:span><text:span text:style-name="T143">červená, červená</text:span></text:p>
      <text:p text:style-name="P32"><text:span text:style-name="T144">Nadpis:</text:span><text:span text:style-name="T145"><text:s/>Nezabezpe</text:span><text:span text:style-name="T146">čeno DNSSEC</text:span></text:p>
      <text:p text:style-name="P32"><text:span text:style-name="T147">Informace o domén</text:span><text:span text:style-name="T148">ě:</text:span><text:span text:style-name="T149"><text:s/>Doménové jméno<text:s/></text:span><text:a xlink:href="http://www.example.cz/"><text:span text:style-name="T151">www.example.cz</text:span></text:a><text:span text:style-name="T152"><text:s/>je zabezpe</text:span><text:span text:style-name="T153">čeno technologií DNSSEC.</text:span></text:p>
      <text:p text:style-name="P32"><text:span text:style-name="T154">Dopl</text:span><text:span text:style-name="T155">ňující text:</text:span><text:span text:style-name="T156"><text:s/>Váš počítač ovšem při přístupu ke vzdálenému serveru není zabezpečen technologií DNSSEC, tudíž nelze vytvořit řetězec důvěry. Doménové jméno má navíc neplatný podpis, což může signalizovat podvržení jména útočníkem!</text:span></text:p>
      <text:p text:style-name="P33"><text:span text:style-name="T157">Stav 5</text:span></text:p>
      <text:p text:style-name="P34"><text:span text:style-name="T158">Barva ikonky, loga:</text:span><text:span text:style-name="T159"><text:s/>šedá s<text:s/></text:span><text:span text:style-name="T160">červenou značkou, šedá</text:span></text:p>
      <text:p text:style-name="P34"><text:span text:style-name="T161">Nadpis:</text:span><text:span text:style-name="T162"><text:s/>Nezabezpe</text:span><text:span text:style-name="T163">čeno DNSSEC</text:span></text:p>
      <text:p text:style-name="P34"><text:span text:style-name="T164">Informace o domén</text:span><text:span text:style-name="T165">ě:</text:span><text:span text:style-name="T166"><text:s/>Doménové jméno<text:s/></text:span><text:a xlink:href="http://www.example.cz/"><text:span text:style-name="T168">www.example.cz</text:span></text:a><text:span text:style-name="T169"><text:s/>není zabezpe</text:span><text:span text:style-name="T170">čeno technologií DNSSEC.</text:span></text:p>
      <text:p text:style-name="P34"><text:span text:style-name="T171">Dopl</text:span><text:span text:style-name="T172">ňující text:</text:span><text:span text:style-name="T173"><text:s/>Váš počítač při přístupu k vzdálenému serveru není zabezpečen technologií DNSSEC a proto nejste ochráněni proti podvržení doménového jména.</text:span></text:p>
      <text:p text:style-name="P35"><text:span text:style-name="T174">Stav 6</text:span></text:p>
      <text:p text:style-name="P36"><text:span text:style-name="T175">Barva ikonky, loga:</text:span><text:span text:style-name="T176"><text:s/>šedá s<text:s/></text:span><text:span text:style-name="T177">černým otazníkem, šedá</text:span></text:p>
      <text:p text:style-name="P36"><text:span text:style-name="T178">Nadpis:</text:span><text:span text:style-name="T179"><text:s/>Stav DNSSEC neznámý</text:span></text:p>
      <text:p text:style-name="P36"><text:span text:style-name="T180">Informace o domén</text:span><text:span text:style-name="T181">ě:</text:span><text:span text:style-name="T182"><text:s/>Zabezpečení domény<text:s/></text:span><text:a xlink:href="http://www.example.cz/"><text:span text:style-name="T184">www.example.cz</text:span></text:a><text:span text:style-name="T185"><text:s/>pomocí technologie DNSSEC nelze ove</text:span><text:span text:style-name="T186">řit.</text:span></text:p>
      <text:p text:style-name="P36"><text:span text:style-name="T187">Dopl</text:span><text:span text:style-name="T188">ňující text:</text:span><text:span text:style-name="T189"><text:s/>Stav zabezpečení pomocí technologie DNSSEC je neznámý. To může signalizovat podvržení jména útočníkem a proto nebyla cílová stránka zobrazena!<text:s text:c="2"/></text:span></text:p>
      <text:p text:style-name="P37"><text:span text:style-name="T190">Stav 7</text:span></text:p>
      <text:p text:style-name="P38"><text:span text:style-name="T191">Barva ikonky, loga:</text:span><text:span text:style-name="T192"><text:s/>oranžová, oranžová</text:span></text:p>
      <text:p text:style-name="P38"><text:span text:style-name="T193">Nadpis:</text:span><text:span text:style-name="T194"><text:s/>Nezabezpe</text:span><text:span text:style-name="T195">čeno DNSSEC</text:span></text:p>
      <text:p text:style-name="P38"><text:span text:style-name="T196">Informace o domén</text:span><text:span text:style-name="T197">ě:</text:span><text:span text:style-name="T198"><text:s/>Doménové jméno<text:s/></text:span><text:a xlink:href="http://www.example.cz/"><text:span text:style-name="T200">www.example.cz</text:span></text:a><text:span text:style-name="T201"><text:s/>je zabezpe</text:span><text:span text:style-name="T202">čeno technologií DNSSEC.</text:span></text:p>
      <text:p text:style-name="P38"><text:span text:style-name="T203">Dopl</text:span><text:span text:style-name="T204">ňující text:</text:span><text:span text:style-name="T205"><text:s/>Váš počítač ovšem při přístupu k vzdálenému serveru není zabezpečen technologií DNSSEC. Proto nelze vytvořit řetězec důvěry a může se Vám stát, že neexistující doménové jméno bude podvrženo!</text:span></text:p>
      <text:p text:style-name="P39"><text:span text:style-name="T206">Stav 8</text:span></text:p>
      <text:p text:style-name="P40"><text:span text:style-name="T207">Barva ikonky, loga:</text:span><text:span text:style-name="T208"><text:s/></text:span><text:span text:style-name="T209">červená, červená</text:span></text:p>
      <text:p text:style-name="P40"><text:span text:style-name="T210">Nadpis:</text:span><text:span text:style-name="T211"><text:s/>Nezabezpe</text:span><text:span text:style-name="T212">čeno DNSSEC</text:span></text:p>
      <text:p text:style-name="P40"><text:span text:style-name="T213">Informace o domén</text:span><text:span text:style-name="T214">ě:</text:span><text:span text:style-name="T215"><text:s/>Doménové jméno<text:s/></text:span><text:a xlink:href="http://www.example.cz/"><text:span text:style-name="T217">www.example.cz</text:span></text:a><text:span text:style-name="T218"><text:s/>je zabezpe</text:span><text:span text:style-name="T219">čeno technologií DNSSEC.</text:span></text:p>
      <text:p text:style-name="P40"><text:span text:style-name="T220">Dopl</text:span><text:span text:style-name="T221">ňující text:</text:span><text:span text:style-name="T222"><text:s/>Váš počítač ovšem při přístupu k vzdálenému serveru není zabezpečen technologií DNSSEC. Proto nelze vytvořit řetězec důvěry a může se Vám stát, že neexistující doménové jméno bude podvrženo!</text:span></text:p>
      <text:p text:style-name="P41"><text:span text:style-name="T223">Stav 9</text:span></text:p>
      <text:p text:style-name="P42"><text:span text:style-name="T224">Barva ikonky, loga:</text:span><text:span text:style-name="T225"><text:s/></text:span><text:span text:style-name="T226">červená, červená</text:span></text:p>
      <text:p text:style-name="P42"><text:span text:style-name="T227">Nadpis:</text:span><text:span text:style-name="T228"><text:s/>Nezabezpe</text:span><text:span text:style-name="T229">čeno DNSSEC</text:span></text:p>
      <text:p text:style-name="P42"><text:span text:style-name="T230">Informace o domén</text:span><text:span text:style-name="T231">ě:</text:span><text:span text:style-name="T232"><text:s/>Doménové jméno<text:s/></text:span><text:a xlink:href="http://www.example.cz/"><text:span text:style-name="T234">www.example.cz</text:span></text:a><text:span text:style-name="T235"><text:s/>je pravd</text:span><text:span text:style-name="T236">ěpodobně podvrhnuto.</text:span></text:p>
      <text:p text:style-name="P42"><text:span text:style-name="T237">Dopl</text:span><text:span text:style-name="T238">ňující text:</text:span><text:span text:style-name="T239"><text:s/>IP adresa vzdáleného serveru získaná prohlížečem je odlišná od IP adresy získané DNSSEC doplňkem, což pravděpodobně signalizuje podvržení doménového jména útočníkem.</text:span></text:p>
      <text:p text:style-name="P42"><text:span text:style-name="T240"/></text:p>
      <text:p text:style-name="P43"><text:span text:style-name="T241">Výše uvedené informa</text:span><text:span text:style-name="T242">ční texty budou také lokalizovány do příslušných jazyků (viz sekce<text:s/></text:span><text:span text:style-name="T243">Lokalizace a verze prohlížeče</text:span><text:span text:style-name="T244">).</text:span></text:p>
      <text:p text:style-name="P44"><text:span text:style-name="T245">Možnosti nastavení</text:span></text:p>
      <text:p text:style-name="P45"><text:span text:style-name="T246">Volby v grafickém nastavení rozší</text:span><text:span text:style-name="T247">ření</text:span></text:p>
      <text:p text:style-name="P46"><text:span text:style-name="T248">V nastavení DNSSEC rozší</text:span><text:span text:style-name="T249">ření (viz sekce<text:s/></text:span><text:span text:style-name="T250">Grafické zpracování</text:span><text:span text:style-name="T251">) budou minimálně následující položky:</text:span></text:p>
      <text:list text:style-name="L47">
        <text:list-item>
          <text:p text:style-name="P47"><text:span text:style-name="T252">Možnost použití DNS server</text:span><text:span text:style-name="T253">ů:</text:span></text:p>
        </text:list-item>
        <text:list-item>
          <text:p text:style-name="P48"><text:span text:style-name="T254">Ze systému (stub resolver)</text:span></text:p>
        </text:list-item>
        <text:list-item>
          <text:p text:style-name="P48"><text:span text:style-name="T254">P</text:span><text:span text:style-name="T255">řednastavených ODVR CZ.NICu</text:span></text:p>
        </text:list-item>
        <text:list-item>
          <text:p text:style-name="P48"><text:span text:style-name="T256">P</text:span><text:span text:style-name="T257">řednastavených ODVR OARCu</text:span></text:p>
        </text:list-item>
        <text:list-item>
          <text:p text:style-name="P48"><text:span text:style-name="T258">Uživatelova vlastní volba IPv4 nebo IPv6</text:span></text:p>
        </text:list-item>
        <text:list-item>
          <text:p text:style-name="P49"><text:span text:style-name="T258">Použití TCP protokolu místo výchozího UDP</text:span></text:p>
        </text:list-item>
        <text:list-item>
          <text:p text:style-name="P49"><text:span text:style-name="T258">Zakázání užívání mezipam</text:span><text:span text:style-name="T259">ěti pro ukládání záznamů (cache)</text:span></text:p>
        </text:list-item>
        <text:list-item>
          <text:p text:style-name="P49"><text:span text:style-name="T260">Povolení výpis</text:span><text:span text:style-name="T261">ů informativních textů za ikonou v toolbaru </text:span></text:p>
        </text:list-item>
        <text:list-item>
          <text:p text:style-name="P49"><text:span text:style-name="T262">Výpis ladicích informací na standardní výstup</text:span></text:p>
        </text:list-item>
      </text:list>
      <text:p text:style-name="P50"><text:span text:style-name="T263">Opera</text:span><text:span text:style-name="T264">ční systémy a architektury</text:span></text:p>
      <text:p text:style-name="P51"><text:span text:style-name="T265">Projekt DNSSEC rozší</text:span><text:span text:style-name="T266">ření pro IE bude realizován pro následující operační systémy:</text:span></text:p>
      <text:list text:style-name="L52">
        <text:list-item>
          <text:p text:style-name="P52"><text:span text:style-name="T267">Microsoft Windows (XP, Vista, 7, Server 2003, Server 2008),<text:s text:c="2"/>32-bit intel</text:span></text:p>
        </text:list-item>
        <text:list-item>
          <text:p text:style-name="P52"><text:span text:style-name="T267">Microsoft Windows (Vista, 7, Server 2003, Server 2008),<text:s text:c="2"/>64-bit intel</text:span></text:p>
        </text:list-item>
      </text:list>
      <text:p text:style-name="P53"><text:span text:style-name="T268">Lokalizace a verze prohlíže</text:span><text:span text:style-name="T269">če</text:span></text:p>
      <text:p text:style-name="P54"><text:span text:style-name="T270">Rozší</text:span><text:span text:style-name="T271">ření bude dostupné v českém, anglickém a německém jazyce pro prohlížeč IE verze 6.0 a vyšší.</text:span></text:p>
      <text:p text:style-name="P55"><text:span text:style-name="T272">Implementa</text:span><text:span text:style-name="T273">ční technologie</text:span></text:p>
      <text:p text:style-name="P56"><text:span text:style-name="T274">Grafické rozhraní bude implementováno pomocí C++ a WinAPI. Logická<text:s/></text:span><text:span text:style-name="T275">část bude naprogramována v jazyce C, k níž bude přistupováno pomocí rozhraní NPAPI (C).</text:span></text:p>
      <text:p text:style-name="P56"><text:span text:style-name="T276">Jelikož se nelze spolehnout na podporu DNSSECu systémových stub resolver</text:span><text:span text:style-name="T277">ů všech výše uvedených verzí operačních systémů, bude pro resolvování použita knihovna<text:s/></text:span><text:span text:style-name="T278">ldns (C)</text:span><text:span text:style-name="T279">.</text:span></text:p>
      <text:p text:style-name="P57"><text:span text:style-name="T280">Plán vývoj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